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6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8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80" style:text-align-source="fix" style:repeat-content="false" fo:wrap-option="wrap" fo:border-left="none" fo:border-right="none" fo:border-top="0.06pt solid #000080" style:vertical-align="middle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80" style:text-align-source="fix" style:repeat-content="false" fo:wrap-option="wrap" fo:border-left="none" fo:border-right="none" fo:border-top="0.06pt solid #000080" style:vertical-align="middl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4"/>
        <table:table-column table:style-name="co1" table:default-cell-style-name="ce4"/>
        <table:table-column table:style-name="co1" table:default-cell-style-name="ce14"/>
        <table:table-column table:style-name="co1" table:default-cell-style-name="ce4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/Fai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heck Agent login when valid email and password are entered</text:p>
          </table:table-cell>
          <table:table-cell table:style-name="ce5" office:value-type="string" calcext:value-type="string">
            <text:p>1. Go to site</text:p>
            <text:p>2. Choose agent as user type</text:p>
            <text:p>3. Enter email address</text:p>
            <text:p>4. Enter password</text:p>
            <text:p>5. Click login</text:p>
          </table:table-cell>
          <table:table-cell table:style-name="ce5" office:value-type="string" calcext:value-type="string">
            <text:p>Agent ID: 1</text:p>
            <text:p>Username:testname</text:p>
            <text:p>Password:testpassword</text:p>
          </table:table-cell>
          <table:table-cell table:style-name="ce6" office:value-type="string" calcext:value-type="string">
            <text:p>Agent should be able to login and should be redirected to agents’ homepage</text:p>
          </table:table-cell>
          <table:table-cell table:style-name="ce6" office:value-type="string" calcext:value-type="string">
            <text:p>Agent logs in and gets redirected to agent homepage 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heck Agent login when invalid email and password are entered</text:p>
          </table:table-cell>
          <table:table-cell table:style-name="ce5" office:value-type="string" calcext:value-type="string">
            <text:p>1. Go to site</text:p>
            <text:p>2. Choose agent as user type</text:p>
            <text:p>3. Enter email address</text:p>
            <text:p>4. Enter password</text:p>
            <text:p>5. Click login</text:p>
          </table:table-cell>
          <table:table-cell table:style-name="ce5" office:value-type="string" calcext:value-type="string">
            <text:p>Agent ID: 1</text:p>
            <text:p>Username:wrongname</text:p>
            <text:p>Password:wrongpassword</text:p>
          </table:table-cell>
          <table:table-cell table:style-name="ce6" office:value-type="string" calcext:value-type="string">
            <text:p>Agent should not be able to login and an error message should appear</text:p>
          </table:table-cell>
          <table:table-cell table:style-name="ce6" office:value-type="string" calcext:value-type="string">
            <text:p>Agent gets doesn’t get redirected to homepage and will need to fill in details again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heck Agent login when no credentials are entered and login button is pressed</text:p>
          </table:table-cell>
          <table:table-cell table:style-name="ce5" office:value-type="string" calcext:value-type="string">
            <text:p>1. Go to site</text:p>
            <text:p>2. Choose agent as user type</text:p>
            <text:p>3. Click login</text:p>
          </table:table-cell>
          <table:table-cell table:style-name="ce5" office:value-type="string" calcext:value-type="string">
            <text:p>Agent ID: 1</text:p>
            <text:p>Username:</text:p>
            <text:p>Password:</text:p>
          </table:table-cell>
          <table:table-cell table:style-name="ce6" office:value-type="string" calcext:value-type="string">
            <text:p>Agent should not be able to login and an error message should appear</text:p>
          </table:table-cell>
          <table:table-cell table:style-name="ce6" office:value-type="string" calcext:value-type="string">
            <text:p>Agent gets doesn’t get redirected to homepage and will need to fill in details again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heck Hospital login when valid email and password are entered</text:p>
          </table:table-cell>
          <table:table-cell table:style-name="ce5" office:value-type="string" calcext:value-type="string">
            <text:p>1. Go to site</text:p>
            <text:p>2. Choose hospital as user type</text:p>
            <text:p>3. Enter email address</text:p>
            <text:p>4. Enter password</text:p>
            <text:p>5. Click login</text:p>
          </table:table-cell>
          <table:table-cell table:style-name="ce5" office:value-type="string" calcext:value-type="string">
            <text:p>Hospital ID: 1</text:p>
            <text:p>Username:testname</text:p>
            <text:p>Password:testpassword</text:p>
          </table:table-cell>
          <table:table-cell table:style-name="ce6" office:value-type="string" calcext:value-type="string">
            <text:p>Hospital should be able to login and should be redirected to hospitals’ homepage</text:p>
          </table:table-cell>
          <table:table-cell table:style-name="ce6" office:value-type="string" calcext:value-type="string">
            <text:p>Hospital logs in and gets redirected to hospital homepage 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heck Hospital login when invalid email and password are entered</text:p>
          </table:table-cell>
          <table:table-cell table:style-name="ce5" office:value-type="string" calcext:value-type="string">
            <text:p>1. Go to site</text:p>
            <text:p>2. Choose hospital as user type</text:p>
            <text:p>3. Enter email address</text:p>
            <text:p>4. Enter password</text:p>
            <text:p>5. Click login</text:p>
          </table:table-cell>
          <table:table-cell table:style-name="ce5" office:value-type="string" calcext:value-type="string">
            <text:p>Hospital ID: 1</text:p>
            <text:p>Username:wrongname</text:p>
            <text:p>Password:wrongpass</text:p>
          </table:table-cell>
          <table:table-cell table:style-name="ce6" office:value-type="string" calcext:value-type="string">
            <text:p>Hospital should not be able to login and an error message should appear</text:p>
          </table:table-cell>
          <table:table-cell table:style-name="ce6" office:value-type="string" calcext:value-type="string">
            <text:p>Hospital gets doesn’t get redirected to homepage and will need to fill in details again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Hospital login when no credentials are entered and login button is pressed</text:p>
          </table:table-cell>
          <table:table-cell table:style-name="ce5" office:value-type="string" calcext:value-type="string">
            <text:p>1. Go to site</text:p>
            <text:p>2. Choose hospital as user type</text:p>
            <text:p>3. Click login</text:p>
          </table:table-cell>
          <table:table-cell table:style-name="ce5" office:value-type="string" calcext:value-type="string">
            <text:p><text:span text:style-name="T1">Hospital ID: </text:span></text:p>
            <text:p><text:span text:style-name="T1">Username:</text:span></text:p>
            <text:p><text:span text:style-name="T1">Password:</text:span></text:p>
          </table:table-cell>
          <table:table-cell table:style-name="ce6" office:value-type="string" calcext:value-type="string">
            <text:p>Hospital should not be able to login and an error message should appear</text:p>
          </table:table-cell>
          <table:table-cell table:style-name="ce6" office:value-type="string" calcext:value-type="string">
            <text:p>Hospital gets doesn’t get redirected to homepage and will need to fill in details again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heck Visitor registration when all valid information are entered</text:p>
          </table:table-cell>
          <table:table-cell table:style-name="ce5" office:value-type="string" calcext:value-type="string">
            <text:p>1. Go to site</text:p>
            <text:p>2. Choose hospital as user type</text:p>
            <text:p><text:span text:style-name="T1">3. Fill all fields with valid details</text:span></text:p>
            <text:p>4. Click register</text:p>
          </table:table-cell>
          <table:table-cell table:style-name="ce6" office:value-type="string" calcext:value-type="string">
            <text:p>First Name: John</text:p>
            <text:p>Last Name: Smith</text:p>
            <text:p>City: Bremen</text:p>
            <text:p>Address: College Ring</text:p>
            <text:p>Email: xx@gmail.com</text:p>
            <text:p>Phone Number: 017600000000</text:p>
          </table:table-cell>
          <table:table-cell table:style-name="ce6" office:value-type="string" calcext:value-type="string">
            <text:p>Visitor should be redirected to visitor homepage where they can scan a QR code to check into a place</text:p>
          </table:table-cell>
          <table:table-cell table:style-name="ce6" office:value-type="string" calcext:value-type="string">
            <text:p>Visitor got redirected successfully to visitor homepage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heck Visitor registration when some field is missing</text:p>
          </table:table-cell>
          <table:table-cell table:style-name="ce5" office:value-type="string" calcext:value-type="string">
            <text:p>1. Go to site</text:p>
            <text:p>2. Choose hospital as user type</text:p>
            <text:p>3. Leave at least one field empty</text:p>
            <text:p>4. Click register</text:p>
          </table:table-cell>
          <table:table-cell table:style-name="ce6" office:value-type="string" calcext:value-type="string">
            <text:p>First Name: John</text:p>
            <text:p>Last Name: Smith</text:p>
            <text:p>City: Bremen</text:p>
            <text:p>Address: College Ring</text:p>
            <text:p>Email:</text:p>
            <text:p>Phone Number: 017600000000</text:p>
          </table:table-cell>
          <table:table-cell table:style-name="ce6" office:value-type="string" calcext:value-type="string">
            <text:p>Visitor should not be redirected to visitor homepage</text:p>
          </table:table-cell>
          <table:table-cell table:style-name="ce6" office:value-type="string" calcext:value-type="string">
            <text:p>Visitor is returned to visitor registration page to re-enter information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heck Place registration when all required information are filled with valid data</text:p>
          </table:table-cell>
          <table:table-cell table:style-name="ce5" office:value-type="string" calcext:value-type="string">
            <text:p>1. Go to site</text:p>
            <text:p>2. Choose place owner</text:p>
            <text:p>3. Fill all fields with valid details</text:p>
            <text:p>4. Click register</text:p>
          </table:table-cell>
          <table:table-cell table:style-name="ce6" office:value-type="string" calcext:value-type="string">
            <text:p>Place Name: IRC</text:p>
            <text:p>Address: College Ring</text:p>
            <text:p>Email: xy@hotmail.com</text:p>
            <text:p>Phone Number: 031323132</text:p>
          </table:table-cell>
          <table:table-cell table:style-name="ce6" office:value-type="string" calcext:value-type="string">
            <text:p>Place Owner should get redirected to a page that has a unique QR for that place and a button to download the code</text:p>
          </table:table-cell>
          <table:table-cell table:style-name="ce6" office:value-type="string" calcext:value-type="string">
            <text:p>User get redirected successfully and the unique QR shows up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heck Place registration when at least one field is not filled</text:p>
          </table:table-cell>
          <table:table-cell table:style-name="ce5" office:value-type="string" calcext:value-type="string">
            <text:p>1. Go to site</text:p>
            <text:p>2. Choose place owner</text:p>
            <text:p>3. Leave at least one field empty</text:p>
            <text:p>4. Click register</text:p>
          </table:table-cell>
          <table:table-cell table:style-name="ce6" office:value-type="string" calcext:value-type="string">
            <text:p>Place Name: IRC</text:p>
            <text:p>Address: </text:p>
            <text:p>Email: xy@hotmail.com</text:p>
            <text:p>Phone Number: 031323132</text:p>
          </table:table-cell>
          <table:table-cell table:style-name="ce6" office:value-type="string" calcext:value-type="string">
            <text:p>Place Owner should not get redirected to the page with the unique QR</text:p>
          </table:table-cell>
          <table:table-cell table:style-name="ce6" office:value-type="string" calcext:value-type="string">
            <text:p>User is returned to place registration page to re-enter information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 table:number-rows-repeated="9">
          <table:table-cell table:style-name="ce3"/>
          <table:table-cell table:style-name="ce6" table:number-columns-repeated="5"/>
          <table:table-cell table:style-name="ce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4:19:59.604979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11:46:53.715977117</meta:creation-date>
    <meta:generator>LibreOffice/6.0.7.3$Linux_X86_64 LibreOffice_project/00m0$Build-3</meta:generator>
    <dc:date>2022-03-18T23:31:29.695947649</dc:date>
    <meta:editing-duration>PT8H58M35S</meta:editing-duration>
    <meta:editing-cycles>6</meta:editing-cycles>
    <meta:document-statistic meta:table-count="1" meta:cell-count="77" meta:object-count="0"/>
  </office:meta>
</office:document-meta>
</file>